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26a9d5" officeooo:paragraph-rsid="0026a9d5"/>
    </style:style>
    <style:style style:name="P5" style:family="paragraph" style:parent-style-name="Table_20_Contents">
      <style:text-properties officeooo:rsid="00276576" officeooo:paragraph-rsid="00276576"/>
    </style:style>
    <style:style style:name="P6" style:family="paragraph" style:parent-style-name="Table_20_Contents">
      <style:text-properties officeooo:paragraph-rsid="00214c9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fd2f" officeooo:paragraph-rsid="001efd2f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Table_20_Contents">
      <style:text-properties officeooo:rsid="0027d292" officeooo:paragraph-rsid="0027d292"/>
    </style:style>
    <style:style style:name="P12" style:family="paragraph" style:parent-style-name="Table_20_Contents">
      <style:text-properties officeooo:rsid="0026a9d5" officeooo:paragraph-rsid="0026a9d5"/>
    </style:style>
    <style:style style:name="P13" style:family="paragraph" style:parent-style-name="Table_20_Contents">
      <style:text-properties officeooo:rsid="0026a9d5" officeooo:paragraph-rsid="0029c062"/>
    </style:style>
    <style:style style:name="T1" style:family="text">
      <style:text-properties officeooo:rsid="001efd2f"/>
    </style:style>
    <style:style style:name="T2" style:family="text">
      <style:text-properties officeooo:rsid="001fb3ab"/>
    </style:style>
    <style:style style:name="T3" style:family="text">
      <style:text-properties officeooo:rsid="0022d08e"/>
    </style:style>
    <style:style style:name="T4" style:family="text">
      <style:text-properties officeooo:rsid="002493d9"/>
    </style:style>
    <style:style style:name="T5" style:family="text">
      <style:text-properties officeooo:rsid="0026a9d5"/>
    </style:style>
    <style:style style:name="T6" style:family="text">
      <style:text-properties officeooo:rsid="00276576"/>
    </style:style>
    <style:style style:name="T7" style:family="text">
      <style:text-properties officeooo:rsid="0027d292"/>
    </style:style>
    <style:style style:name="T8" style:family="text">
      <style:text-properties officeooo:rsid="002952b5"/>
    </style:style>
    <style:style style:name="T9" style:family="text">
      <style:text-properties officeooo:rsid="0029c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Riordinamento risultati della </text:span>Ricerca <text:span text:style-name="T1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Utenti iscritti al 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utente</text:span><text:span text:style-name="T2"> </text:span>accede al sistema e viene <text:span text:style-name="T1">autenticato </text:span><text:span text:style-name="T4">;</text:span></text:p>
            <text:p text:style-name="P4">L'utente ha effettuato almeno una ricerca avanzata andata a buon fine.</text:p>
            <text:p text:style-name="P13"><text:span text:style-name="T9">I dati vengono visualizza, di default, in ordine lessicografico rispetto al cognome dell'utente.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11">1.L'utente <text:span text:style-name="T8">visualizza i risultati della ricerca </text:span><text:span text:style-name="T9">e </text:span>preme sul nome di un campo visualizzato.</text:p>
            <text:p text:style-name="P6"/>
            <text:p text:style-name="P10"><text:span text:style-name="T7">2</text:span>. Il sistema mostra i risultati della ricerca, <text:span text:style-name="T7">riordinati in ordine lessicografico, in base al campo premuto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i risultati riordinati secondo le preferenze dell'utente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9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6">L'utente</text:span> deve poter <text:span text:style-name="T6">riordinare</text:span> <text:span text:style-name="T6">la lista dei risultati, in base alle sue preferenze,</text:span> <text:s/>in meno di <text:span text:style-name="T6">3</text:span>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9</meta:editing-cycles>
    <meta:generator>LibreOffice/3.6$Windows_x86 LibreOffice_project/da8c1e6-fd468f4-454e206-f42a4a9-143cfd</meta:generator>
    <dc:date>2012-10-18T18:09:37.24</dc:date>
    <meta:document-statistic meta:table-count="1" meta:image-count="0" meta:object-count="0" meta:page-count="1" meta:paragraph-count="18" meta:word-count="119" meta:character-count="805" meta:non-whitespace-character-count="701"/>
  </office:meta>
</office:document-meta>
</file>